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52245" officeooo:paragraph-rsid="00052245" style:font-style-asian="italic" style:font-style-complex="italic"/>
    </style:style>
    <style:style style:name="P2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52245" officeooo:paragraph-rsid="00052245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52245" officeooo:paragraph-rsid="00052245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6e49f" officeooo:paragraph-rsid="0006e49f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6e49f" officeooo:paragraph-rsid="0006e49f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52245" officeooo:paragraph-rsid="00052245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52245" officeooo:paragraph-rsid="0005224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6e49f" style:font-weight-asian="normal" style:font-weight-complex="normal"/>
    </style:style>
    <style:style style:name="T3" style:family="text">
      <style:text-properties style:text-underline-style="none" fo:font-weight="normal" officeooo:rsid="0008cdc0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06e49f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08cdc0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06e49f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projet est composé de trois parties, qui seront détaillées séparément :</text:p>
      <text:p text:style-name="P1"><text:tab/>- Le virus en lui-même</text:p>
      <text:p text:style-name="P1"><text:tab/>- Le traitement des données récupérées</text:p>
      <text:p text:style-name="P1"><text:tab/>- La recherche de mot-de-passe.</text:p>
      <text:p text:style-name="P1"/>
      <text:p text:style-name="P2">I – Le virus keylog</text:p>
      <text:p text:style-name="P2"/>
      <text:p text:style-name="P2">II – Le traitement des données</text:p>
      <text:p text:style-name="P2"><text:span text:style-name="T1"/></text:p>
      <text:p text:style-name="P3"><text:span text:style-name="T1"><text:tab/>Le keylog envoie les données collectées sous forme de fichiers csv, qui forment un tableau </text:span><draw:frame draw:style-name="fr1" draw:name="Objet1" text:anchor-type="as-char" svg:y="-0.377cm" svg:width="0.9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, avec n le nombre de caractères collectés, au format (caractère, temps).</text:span></text:p>
      <text:p text:style-name="P3"><text:span text:style-name="T1"><text:tab/>Les premières étapes consistent donc à récupérer les données depuis le server et à transformer le tableau csv en un objet manipulable par Python : c’est le rôle du petit module </text:span><text:span text:style-name="T7">manipule_csv.py</text:span><text:span text:style-name="T1">. Celui-ci. permet de télécharger et d’extraire les données du serveur, puis de convertir les csv en une liste de taille n de tuples de taille 2 au format (str, str) à l’aide de la fonction </text:span><text:span text:style-name="T7">parse_csv</text:span><text:span text:style-name="T1"> ou au format (str, float) à l’aide de </text:span><text:span text:style-name="T7">parse_data</text:span><text:span text:style-name="T1">. Les tuples ont été choisis plutôt que les listes pour éviter les modification involontaires des caractères.</text:span></text:p>
      <text:p text:style-name="P3"><text:span text:style-name="T1"><text:tab/></text:span></text:p>
      <text:p text:style-name="P3"><text:span text:style-name="T1"><text:tab/>On obtient alors une liste contenant tous les caractères enregistrés et leurs temps associés dans l’ordre. Toutefois, cette liste est plus ou moins inutilisable : en effet, le virus n’est capable d’enregistrer que les </text:span><text:span text:style-name="T4">touches qui ont été pressées</text:span><text:span text:style-name="T1">, et non les </text:span><text:span text:style-name="T4">caractères réels qui ont été écrits</text:span><text:span text:style-name="T1">. Par exemple, si l’opérateur </text:span><text:span text:style-name="T2">a écrit :</text:span></text:p>
      <text:p text:style-name="P3"><text:span text:style-name="T2"/></text:p>
      <text:p text:style-name="P4"><text:span text:style-name="T1">Inouïe</text:span></text:p>
      <text:p text:style-name="P4"><text:span text:style-name="T1"/></text:p>
      <text:p text:style-name="P5"><text:span text:style-name="T1"><text:tab/>Le virus aura quant à lui détecté :</text:span></text:p>
      <text:p text:style-name="P5"><text:span text:style-name="T1"/></text:p>
      <text:p text:style-name="P4"><text:span text:style-name="T1">shift, i, shift, n, o, u, ¨, i, e</text:span></text:p>
      <text:p text:style-name="P6"><text:span text:style-name="T1"/></text:p>
      <text:p text:style-name="P7"><text:span text:style-name="T1"><text:tab/></text:span><text:span text:style-name="T2">D’où la nécessité de faire subir aux données une série de traitements visant à les rendre compréhensibles. C’est le rôle du module </text:span><text:span text:style-name="T8">refine.py</text:span><text:span text:style-name="T2">.</text:span></text:p>
      <text:p text:style-name="P7"><text:span text:style-name="T2"/></text:p>
      <text:p text:style-name="P7"><text:span text:style-name="T2"><text:tab/>Celui-ci est composé de quantre fonctions principales, opérant sur le même principe : </text:span><text:span text:style-name="T8">fine, fine_str, fine_accent</text:span><text:span text:style-name="T2"> et</text:span><text:span text:style-name="T8"> fine_backspace</text:span><text:span text:style-name="T2">, traitant respectivement les majuscules et les alt, les caractères auxquels ont été attribués un nom spécial pour éviter les conflits, les accents (aigu, grave, circonflexe et tréma) </text:span><text:span text:style-name="T3">et les </text:span><text:span text:style-name="T6">backspace</text:span><text:span text:style-name="T3"> (touche « supprimer »).</text:span></text:p>
      <text:p text:style-name="P7"><text:span text:style-name="T5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4T13:23:36.966419495</meta:creation-date>
    <dc:date>2022-05-14T13:43:42.297705717</dc:date>
    <meta:editing-duration>PT8M54S</meta:editing-duration>
    <meta:editing-cycles>2</meta:editing-cycles>
    <meta:generator>LibreOffice/7.1.5.2$MacOSX_X86_64 LibreOffice_project/85f04e9f809797b8199d13c421bd8a2b025d52b5</meta:generator>
    <meta:document-statistic meta:table-count="0" meta:image-count="0" meta:object-count="1" meta:page-count="1" meta:paragraph-count="16" meta:word-count="305" meta:character-count="1841" meta:non-whitespace-character-count="1537"/>
  </office:meta>
</office:document-meta>
</file>

<file path=Object 1/content.xml><?xml version="1.0" encoding="utf-8"?>
<math xmlns="http://www.w3.org/1998/Math/MathML" display="block">
  <semantics>
    <mrow>
      <mi>n</mi>
      <mo stretchy="false">×</mo>
      <mn>2</mn>
    </mrow>
    <annotation encoding="StarMath 5.0">n times 2</annotation>
  </semantics>
</math>
</file>